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" svg:font-family="Segoe UI" style:font-family-generic="swiss" style:font-pitch="variable" svg:panose-1="2 11 5 2 4 2 4 2 2 3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0972in" fo:line-height="115%"/>
      <style:text-properties style:font-name="Segoe UI" style:font-name-asian="Segoe UI" style:font-name-complex="Segoe UI" fo:font-size="11pt" style:font-size-asian="11pt"/>
    </style:style>
    <style:style style:name="P2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3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</style:style>
    <style:style style:name="T12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13" style:parent-style-name="SourceText" style:family="text">
      <style:text-properties style:font-name="droid sans mono" fo:color="#C678DD" fo:font-size="10.5pt" style:font-size-asian="10.5pt" fo:background-color="#383B40"/>
    </style:style>
    <style:style style:name="T14" style:parent-style-name="SourceText" style:family="text">
      <style:text-properties style:font-name="droid sans mono" fo:color="#D3D3D3" fo:font-size="10.5pt" style:font-size-asian="10.5pt" fo:background-color="#383B40"/>
    </style:style>
    <style:style style:name="T15" style:parent-style-name="SourceText" style:family="text">
      <style:text-properties style:font-name="droid sans mono" fo:color="#D19A66" fo:font-size="10.5pt" style:font-size-asian="10.5pt" fo:background-color="#383B40"/>
    </style:style>
    <style:style style:name="T16" style:parent-style-name="SourceText" style:family="text">
      <style:text-properties style:font-name="droid sans mono" fo:color="#D3D3D3" fo:font-size="10.5pt" style:font-size-asian="10.5pt" fo:background-color="#383B40"/>
    </style:style>
    <style:style style:name="P17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T18" style:parent-style-name="SourceText" style:family="text">
      <style:text-properties style:font-name="droid sans mono" fo:color="#C678DD" fo:font-size="10.5pt" style:font-size-asian="10.5pt" fo:background-color="#383B40"/>
    </style:style>
    <style:style style:name="T19" style:parent-style-name="SourceText" style:family="text">
      <style:text-properties style:font-name="droid sans mono" fo:color="#D3D3D3" fo:font-size="10.5pt" style:font-size-asian="10.5pt" fo:background-color="#383B40"/>
    </style:style>
    <style:style style:name="T20" style:parent-style-name="SourceText" style:family="text">
      <style:text-properties style:font-name="droid sans mono" fo:color="#D19A66" fo:font-size="10.5pt" style:font-size-asian="10.5pt" fo:background-color="#383B40"/>
    </style:style>
    <style:style style:name="T21" style:parent-style-name="SourceText" style:family="text">
      <style:text-properties style:font-name="droid sans mono" fo:color="#D3D3D3" fo:font-size="10.5pt" style:font-size-asian="10.5pt" fo:background-color="#383B40"/>
    </style:style>
    <style:style style:name="P22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P23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T24" style:parent-style-name="SourceText" style:family="text">
      <style:text-properties style:font-name="droid sans mono" fo:color="#FFDDBE" fo:font-size="10.5pt" style:font-size-asian="10.5pt" fo:background-color="#383B40"/>
    </style:style>
    <style:style style:name="P25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T26" style:parent-style-name="SourceText" style:family="text">
      <style:text-properties style:font-name="droid sans mono" fo:color="#C678DD" fo:font-size="10.5pt" style:font-size-asian="10.5pt" fo:background-color="#383B40"/>
    </style:style>
    <style:style style:name="T27" style:parent-style-name="SourceText" style:family="text">
      <style:text-properties style:font-name="droid sans mono" fo:color="#D3D3D3" fo:font-size="10.5pt" style:font-size-asian="10.5pt" fo:background-color="#383B40"/>
    </style:style>
    <style:style style:name="P28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P29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T30" style:parent-style-name="SourceText" style:family="text">
      <style:text-properties style:font-name="droid sans mono" fo:color="#FFDDBE" fo:font-size="10.5pt" style:font-size-asian="10.5pt" fo:background-color="#383B40"/>
    </style:style>
    <style:style style:name="P31" style:parent-style-name="PreformattedText" style:family="paragraph">
      <style:paragraph-properties fo:widows="2" fo:orphans="2" fo:border="0.0034in solid #D3DCE6" fo:padding="0.1666in" style:shadow="none" style:line-height-at-least="0.2083in" fo:background-color="#383B40"/>
    </style:style>
    <style:style style:name="T32" style:parent-style-name="SourceText" style:family="text">
      <style:text-properties style:font-name="droid sans mono" fo:color="#E6C07B" fo:font-size="10.5pt" style:font-size-asian="10.5pt" fo:background-color="#383B40"/>
    </style:style>
    <style:style style:name="T33" style:parent-style-name="SourceText" style:family="text">
      <style:text-properties style:font-name="droid sans mono" fo:color="#D3D3D3" fo:font-size="10.5pt" style:font-size-asian="10.5pt" fo:background-color="#383B40"/>
    </style:style>
    <style:style style:name="T34" style:parent-style-name="SourceText" style:family="text">
      <style:text-properties style:font-name="droid sans mono" fo:color="#98C379" fo:font-size="10.5pt" style:font-size-asian="10.5pt" fo:background-color="#383B40"/>
    </style:style>
    <style:style style:name="T35" style:parent-style-name="SourceText" style:family="text">
      <style:text-properties style:font-name="droid sans mono" fo:color="#D3D3D3" fo:font-size="10.5pt" style:font-size-asian="10.5pt" fo:background-color="#383B40"/>
    </style:style>
    <style:style style:name="T36" style:parent-style-name="SourceText" style:family="text">
      <style:text-properties style:font-name="droid sans mono" fo:color="#98C379" fo:font-size="10.5pt" style:font-size-asian="10.5pt" fo:background-color="#383B40"/>
    </style:style>
    <style:style style:name="T37" style:parent-style-name="SourceText" style:family="text">
      <style:text-properties style:font-name="droid sans mono" fo:color="#D3D3D3" fo:font-size="10.5pt" style:font-size-asian="10.5pt" fo:background-color="#383B40"/>
    </style:style>
    <style:style style:name="T38" style:parent-style-name="SourceText" style:family="text">
      <style:text-properties style:font-name="droid sans mono" fo:color="#98C379" fo:font-size="10.5pt" style:font-size-asian="10.5pt" fo:background-color="#383B40"/>
    </style:style>
    <style:style style:name="T39" style:parent-style-name="SourceText" style:family="text">
      <style:text-properties style:font-name="droid sans mono" fo:color="#98C379" fo:font-size="10.5pt" style:font-size-asian="10.5pt" fo:background-color="#383B40"/>
    </style:style>
    <style:style style:name="T40" style:parent-style-name="SourceText" style:family="text">
      <style:text-properties style:font-name="droid sans mono" fo:color="#D3D3D3" fo:font-size="10.5pt" style:font-size-asian="10.5pt" fo:background-color="#383B40"/>
    </style:style>
    <style:style style:name="P4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4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In this Text file please ONLY answer the following questions to contribute to Hacktoberfest 2021 and to make a Pull Request.</text:p>
      <text:p text:style-name="P2"/>
      <text:p text:style-name="P3">Note: These are very easy questions and for beginners in Open source community.</text:p>
      <text:p text:style-name="P4"/>
      <text:p text:style-name="P5">Q 1: What is<text:s/>JavaScript ?</text:p>
      <text:p text:style-name="P6"><text:span text:style-name="T7">Ans: JavaScript is a text-based programming language used both on the client-side and server-side that allows you to make web pages interactive.</text:span><text:s/><text:span text:style-name="T8">Where HTML and CSS are languages that give structure and style to web pages, JavaScript gives web<text:s/></text:span><text:span text:style-name="T9">pages interactive elements that engage a user.</text:span></text:p>
      <text:p text:style-name="P10">Q 2 : Print sum of 2 numbers using console.log().</text:p>
      <text:p text:style-name="P11"><text:span text:style-name="T12">Ans:<text:s/></text:span><text:span text:style-name="T13">const</text:span><text:span text:style-name="T14"><text:s/>num1 =<text:s/></text:span><text:span text:style-name="T15">5</text:span><text:span text:style-name="T16">;</text:span></text:p>
      <text:p text:style-name="P17"><text:span text:style-name="T18">const</text:span><text:span text:style-name="T19"><text:s/>num2 =<text:s/></text:span><text:span text:style-name="T20">3</text:span><text:span text:style-name="T21">;</text:span></text:p>
      <text:p text:style-name="P22"/>
      <text:p text:style-name="P23"><text:span text:style-name="T24">// add two numbers</text:span></text:p>
      <text:p text:style-name="P25"><text:span text:style-name="T26">const</text:span><text:span text:style-name="T27"><text:s/>sum = num1 + num2;</text:span></text:p>
      <text:p text:style-name="P28"/>
      <text:p text:style-name="P29"><text:span text:style-name="T30">// display the sum</text:span></text:p>
      <text:p text:style-name="P31"><text:span text:style-name="T32">console</text:span><text:span text:style-name="T33">.log(</text:span><text:span text:style-name="T34">'The sum of '</text:span><text:span text:style-name="T35"><text:s/>+ num1 +<text:s/></text:span><text:span text:style-name="T36">' and '</text:span><text:span text:style-name="T37"><text:s/>+ num2 +<text:s/></text:span><text:span text:style-name="T38">'<text:s/></text:span><text:span text:style-name="T39">is: '</text:span><text:span text:style-name="T40"><text:s/>+ sum);</text:span></text:p>
      <text:p text:style-name="P41"/>
      <text:p text:style-name="P42">Q 4 : How many ways are there to declare variable in JavaScript ?</text:p>
      <text:p text:style-name="P43">Ans :<text:s/>: <text:s/>we can declare variables in three different ways by using var , let and const keyword.</text:p>
      <text:p text:style-name="P44">Q 5: Declare a variable in javaScript using let.</text:p>
      <text:p text:style-name="P45">Ans</text:p>
      <text:p text:style-name="P46">Q 6 : How to add <text:s/>single comment in JavaScript ?</text:p>
      <text:p text:style-name="P47">Ans: //This is a comment</text:p>
      <text:p text:style-name="P48">Q 7: How to create an Array of integers in JavaScript ?</text:p>
      <text:p text:style-name="P49">Ans:</text:p>
      <text:p text:style-name="P50">Q 8: How many data types are there in JavaScript ?</text:p>
      <text:p text:style-name="P51">Ans: 5</text:p>
      <text:p text:style-name="P52">Q 9: Why are loops used for in any programming <text:s/>language ?</text:p>
      <text:soft-page-break/>
      <text:p text:style-name="P53">Ans:</text:p>
      <text:p text:style-name="P54">Q 10: Name different types<text:s/>of Loops in JavaScript ?</text:p>
      <text:p text:style-name="P55">Ans:</text:p>
      <text:p text:style-name="P56">Q 11: How to declare for loop in JavaScript ?</text:p>
      <text:p text:style-name="P57">Ans:</text:p>
      <text:p text:style-name="P58">Q 12: How many ways can you print output in JavaScript?</text:p>
      <text:p text:style-name="P59">Ans:</text:p>
      <text:p text:style-name="P60">Q 13 : How to add Multi-Line Comments in JavaScript ?</text:p>
      <text:p text:style-name="P61">Ans:</text:p>
      <text:p text:style-name="P62">Q 14: <text:s/>How to select an element from HTML by ID<text:s/>using JavaScript ? <text:s/></text:p>
      <text:p text:style-name="P63">Ans :</text:p>
      <text:p text:style-name="P64">Q 15: <text:s/>Write down JavaScript comparison operators ?</text:p>
      <text:p text:style-name="P65">Ans :</text:p>
      <text:p text:style-name="P66"/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egoe UI" svg:font-family="Segoe UI" style:font-family-generic="swiss" style:font-pitch="variable" svg:panose-1="2 11 5 2 4 2 4 2 2 3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umesh</dc:creator>
    <meta:creation-date>2021-10-03T08:30:00Z</meta:creation-date>
    <dc:date>2021-10-03T21:06:00Z</dc:date>
    <meta:template xlink:href="Normal" xlink:type="simple"/>
    <meta:editing-cycles>8</meta:editing-cycles>
    <meta:editing-duration>PT1020S</meta:editing-duration>
    <meta:document-statistic meta:page-count="2" meta:paragraph-count="3" meta:word-count="235" meta:character-count="1577" meta:row-count="11" meta:non-whitespace-character-count="1345"/>
  </office:meta>
</office:document-meta>
</file>